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93.91pt"/>
    </style:style>
    <style:style style:name="co3" style:family="table-column">
      <style:table-column-properties fo:break-before="auto" style:column-width="102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97.93pt" svg:y="15.62pt">
            <loext:p draw:notify-on-update-of-ranges="Sheet1.A2:Sheet1.A2 Sheet1.A3:Sheet1.A26 Sheet1.B2:Sheet1.B2 Sheet1.B3:Sheet1.B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23.47pt" svg:y="15.62pt">
            <loext:p draw:notify-on-update-of-ranges="Sheet1.A2:Sheet1.A2 Sheet1.A3:Sheet1.A14 Sheet1.B2:Sheet1.B2 Sheet1.B3:Sheet1.B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99.21pt" svg:y="288.06pt">
            <loext:p draw:notify-on-update-of-ranges="Sheet1.A2:Sheet1.A2 Sheet1.A3:Sheet1.A26 Sheet1.C2:Sheet1.C2 Sheet1.C3:Sheet1.C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ad(Mpps)</text:p>
          </table:table-cell>
          <table:table-cell office:value-type="string" calcext:value-type="string">
            <text:p>Latency(ns)</text:p>
          </table:table-cell>
          <table:table-cell office:value-type="string" calcext:value-type="string">
            <text:p>Drop Rate</text:p>
          </table:table-cell>
          <table:table-cell office:value-type="string" calcext:value-type="string">
            <text:p>Throughput(Mpps)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810" calcext:value-type="float">
            <text:p>3810</text:p>
          </table:table-cell>
          <table:table-cell table:formula="of:= 1 - ([.D3]/[.A3])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828" calcext:value-type="float">
            <text:p>3828</text:p>
          </table:table-cell>
          <table:table-cell table:formula="of:= 1 - ([.D4]/[.A4])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3921" calcext:value-type="float">
            <text:p>3921</text:p>
          </table:table-cell>
          <table:table-cell table:formula="of:= 1 - ([.D5]/[.A5])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4117" calcext:value-type="float">
            <text:p>4117</text:p>
          </table:table-cell>
          <table:table-cell table:formula="of:= 1 - ([.D6]/[.A6])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4217" calcext:value-type="float">
            <text:p>4217</text:p>
          </table:table-cell>
          <table:table-cell table:formula="of:= 1 - ([.D7]/[.A7])"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4370" calcext:value-type="float">
            <text:p>4370</text:p>
          </table:table-cell>
          <table:table-cell table:formula="of:= 1 - ([.D8]/[.A8])" office:value-type="float" office:value="0" calcext:value-type="float">
            <text:p>0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507" calcext:value-type="float">
            <text:p>4507</text:p>
          </table:table-cell>
          <table:table-cell table:formula="of:= 1 - ([.D9]/[.A9])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4613" calcext:value-type="float">
            <text:p>4613</text:p>
          </table:table-cell>
          <table:table-cell table:formula="of:= 1 - ([.D10]/[.A10])" office:value-type="float" office:value="0" calcext:value-type="float">
            <text:p>0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4743" calcext:value-type="float">
            <text:p>4743</text:p>
          </table:table-cell>
          <table:table-cell table:formula="of:= 1 - ([.D11]/[.A11])" office:value-type="float" office:value="0" calcext:value-type="float">
            <text:p>0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8461" calcext:value-type="float">
            <text:p>8461</text:p>
          </table:table-cell>
          <table:table-cell table:formula="of:= 1 - ([.D12]/[.A12])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10645" calcext:value-type="float">
            <text:p>10645</text:p>
          </table:table-cell>
          <table:table-cell table:formula="of:= 1 - ([.D13]/[.A13])"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19136" calcext:value-type="float">
            <text:p>19136</text:p>
          </table:table-cell>
          <table:table-cell table:formula="of:= 1 - ([.D14]/[.A14])" office:value-type="float" office:value="0" calcext:value-type="float">
            <text:p>0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64062" calcext:value-type="float">
            <text:p>64062</text:p>
          </table:table-cell>
          <table:table-cell table:formula="of:= 1 - ([.D15]/[.A15])" office:value-type="float" office:value="0" calcext:value-type="float">
            <text:p>0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111341" calcext:value-type="float">
            <text:p>111341</text:p>
          </table:table-cell>
          <table:table-cell table:formula="of:= 1 - ([.D16]/[.A16])" office:value-type="float" office:value="0.00153374233128833" calcext:value-type="float">
            <text:p>0.0015337423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72020" calcext:value-type="float">
            <text:p>172020</text:p>
          </table:table-cell>
          <table:table-cell table:formula="of:= 1 - ([.D17]/[.A17])" office:value-type="float" office:value="0" calcext:value-type="float">
            <text:p>0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228090" calcext:value-type="float">
            <text:p>228090</text:p>
          </table:table-cell>
          <table:table-cell table:formula="of:= 1 - ([.D18]/[.A18])" office:value-type="float" office:value="0" calcext:value-type="float">
            <text:p>0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639373" calcext:value-type="float">
            <text:p>639373</text:p>
          </table:table-cell>
          <table:table-cell table:formula="of:= 1 - ([.D19]/[.A19])" office:value-type="float" office:value="0.00607902735562316" calcext:value-type="float">
            <text:p>0.0060790274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638490" calcext:value-type="float">
            <text:p>638490</text:p>
          </table:table-cell>
          <table:table-cell table:formula="of:= 1 - ([.D20]/[.A20])" office:value-type="float" office:value="0.0121028744326778" calcext:value-type="float">
            <text:p>0.0121028744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639026" calcext:value-type="float">
            <text:p>639026</text:p>
          </table:table-cell>
          <table:table-cell table:formula="of:= 1 - ([.D21]/[.A21])" office:value-type="float" office:value="0.118438761776581" calcext:value-type="float">
            <text:p>0.1184387618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638227" calcext:value-type="float">
            <text:p>638227</text:p>
          </table:table-cell>
          <table:table-cell table:formula="of:= 1 - ([.D22]/[.A22])" office:value-type="float" office:value="0.123159303882195" calcext:value-type="float">
            <text:p>0.1231593039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633181" calcext:value-type="float">
            <text:p>633181</text:p>
          </table:table-cell>
          <table:table-cell table:formula="of:= 1 - ([.D23]/[.A23])" office:value-type="float" office:value="0.228070175438597" calcext:value-type="float">
            <text:p>0.228070175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8403" calcext:value-type="float">
            <text:p>628403</text:p>
          </table:table-cell>
          <table:table-cell table:formula="of:= 1 - ([.D24]/[.A24])" office:value-type="float" office:value="0.332" calcext:value-type="float">
            <text:p>0.332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618957" calcext:value-type="float">
            <text:p>618957</text:p>
          </table:table-cell>
          <table:table-cell table:formula="of:= 1 - ([.D25]/[.A25])" office:value-type="float" office:value="0.407570422535211" calcext:value-type="float">
            <text:p>0.4075704225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618556" calcext:value-type="float">
            <text:p>618556</text:p>
          </table:table-cell>
          <table:table-cell table:formula="of:= 1 - ([.D26]/[.A26])" office:value-type="float" office:value="0.417458945548833" calcext:value-type="float">
            <text:p>0.4174589455</text:p>
          </table:table-cell>
          <table:table-cell office:value-type="float" office:value="6.74" calcext:value-type="float">
            <text:p>6.7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atency(micro s)</text:p>
          </table:table-cell>
          <table:table-cell office:value-type="string" calcext:value-type="string">
            <text:p>Latency(1/100<text:span text:style-name="T1">th</text:span> ms)</text:p>
          </table:table-cell>
          <table:table-cell office:value-type="string" calcext:value-type="string">
            <text:p>Drop Rate(percent)</text:p>
          </table:table-cell>
          <table:table-cell/>
        </table:table-row>
        <table:table-row table:style-name="ro1">
          <table:table-cell table:formula="of:=[.B3]/1000" office:value-type="float" office:value="3.81" calcext:value-type="float">
            <text:p>3.81</text:p>
          </table:table-cell>
          <table:table-cell table:formula="of:=[.B3]/10000" office:value-type="float" office:value="0.381" calcext:value-type="float">
            <text:p>0.381</text:p>
          </table:table-cell>
          <table:table-cell table:formula="of:=[.C3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4]/1000" office:value-type="float" office:value="3.828" calcext:value-type="float">
            <text:p>3.828</text:p>
          </table:table-cell>
          <table:table-cell table:formula="of:=[.B4]/10000" office:value-type="float" office:value="0.3828" calcext:value-type="float">
            <text:p>0.3828</text:p>
          </table:table-cell>
          <table:table-cell table:formula="of:=[.C4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5]/1000" office:value-type="float" office:value="3.921" calcext:value-type="float">
            <text:p>3.921</text:p>
          </table:table-cell>
          <table:table-cell table:formula="of:=[.B5]/10000" office:value-type="float" office:value="0.3921" calcext:value-type="float">
            <text:p>0.3921</text:p>
          </table:table-cell>
          <table:table-cell table:formula="of:=[.C5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6]/1000" office:value-type="float" office:value="4.117" calcext:value-type="float">
            <text:p>4.117</text:p>
          </table:table-cell>
          <table:table-cell table:formula="of:=[.B6]/10000" office:value-type="float" office:value="0.4117" calcext:value-type="float">
            <text:p>0.4117</text:p>
          </table:table-cell>
          <table:table-cell table:formula="of:=[.C6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7]/1000" office:value-type="float" office:value="4.217" calcext:value-type="float">
            <text:p>4.217</text:p>
          </table:table-cell>
          <table:table-cell table:formula="of:=[.B7]/10000" office:value-type="float" office:value="0.4217" calcext:value-type="float">
            <text:p>0.4217</text:p>
          </table:table-cell>
          <table:table-cell table:formula="of:=[.C7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8]/1000" office:value-type="float" office:value="4.37" calcext:value-type="float">
            <text:p>4.37</text:p>
          </table:table-cell>
          <table:table-cell table:formula="of:=[.B8]/10000" office:value-type="float" office:value="0.437" calcext:value-type="float">
            <text:p>0.437</text:p>
          </table:table-cell>
          <table:table-cell table:formula="of:=[.C8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9]/1000" office:value-type="float" office:value="4.507" calcext:value-type="float">
            <text:p>4.507</text:p>
          </table:table-cell>
          <table:table-cell table:formula="of:=[.B9]/10000" office:value-type="float" office:value="0.4507" calcext:value-type="float">
            <text:p>0.4507</text:p>
          </table:table-cell>
          <table:table-cell table:formula="of:=[.C9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0]/1000" office:value-type="float" office:value="4.613" calcext:value-type="float">
            <text:p>4.613</text:p>
          </table:table-cell>
          <table:table-cell table:formula="of:=[.B10]/10000" office:value-type="float" office:value="0.4613" calcext:value-type="float">
            <text:p>0.4613</text:p>
          </table:table-cell>
          <table:table-cell table:formula="of:=[.C10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1]/1000" office:value-type="float" office:value="4.743" calcext:value-type="float">
            <text:p>4.743</text:p>
          </table:table-cell>
          <table:table-cell table:formula="of:=[.B11]/10000" office:value-type="float" office:value="0.4743" calcext:value-type="float">
            <text:p>0.4743</text:p>
          </table:table-cell>
          <table:table-cell table:formula="of:=[.C1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2]/1000" office:value-type="float" office:value="8.461" calcext:value-type="float">
            <text:p>8.461</text:p>
          </table:table-cell>
          <table:table-cell table:formula="of:=[.B12]/10000" office:value-type="float" office:value="0.8461" calcext:value-type="float">
            <text:p>0.8461</text:p>
          </table:table-cell>
          <table:table-cell table:formula="of:=[.C12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3]/1000" office:value-type="float" office:value="10.645" calcext:value-type="float">
            <text:p>10.645</text:p>
          </table:table-cell>
          <table:table-cell table:formula="of:=[.B13]/10000" office:value-type="float" office:value="1.0645" calcext:value-type="float">
            <text:p>1.0645</text:p>
          </table:table-cell>
          <table:table-cell table:formula="of:=[.C13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4]/1000" office:value-type="float" office:value="19.136" calcext:value-type="float">
            <text:p>19.136</text:p>
          </table:table-cell>
          <table:table-cell table:formula="of:=[.B14]/10000" office:value-type="float" office:value="1.9136" calcext:value-type="float">
            <text:p>1.9136</text:p>
          </table:table-cell>
          <table:table-cell table:formula="of:=[.C14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5]/1000" office:value-type="float" office:value="64.062" calcext:value-type="float">
            <text:p>64.062</text:p>
          </table:table-cell>
          <table:table-cell table:formula="of:=[.B15]/10000" office:value-type="float" office:value="6.4062" calcext:value-type="float">
            <text:p>6.4062</text:p>
          </table:table-cell>
          <table:table-cell table:formula="of:=[.C15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6]/1000" office:value-type="float" office:value="111.341" calcext:value-type="float">
            <text:p>111.341</text:p>
          </table:table-cell>
          <table:table-cell table:formula="of:=[.B16]/10000" office:value-type="float" office:value="11.1341" calcext:value-type="float">
            <text:p>11.1341</text:p>
          </table:table-cell>
          <table:table-cell table:formula="of:=[.C16]*100" office:value-type="float" office:value="0.153374233128833" calcext:value-type="float">
            <text:p>0.1533742331</text:p>
          </table:table-cell>
          <table:table-cell/>
        </table:table-row>
        <table:table-row table:style-name="ro1">
          <table:table-cell table:formula="of:=[.B17]/1000" office:value-type="float" office:value="172.02" calcext:value-type="float">
            <text:p>172.02</text:p>
          </table:table-cell>
          <table:table-cell table:formula="of:=[.B17]/10000" office:value-type="float" office:value="17.202" calcext:value-type="float">
            <text:p>17.202</text:p>
          </table:table-cell>
          <table:table-cell table:formula="of:=[.C17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8]/1000" office:value-type="float" office:value="228.09" calcext:value-type="float">
            <text:p>228.09</text:p>
          </table:table-cell>
          <table:table-cell table:formula="of:=[.B18]/10000" office:value-type="float" office:value="22.809" calcext:value-type="float">
            <text:p>22.809</text:p>
          </table:table-cell>
          <table:table-cell table:formula="of:=[.C18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9]/1000" office:value-type="float" office:value="639.373" calcext:value-type="float">
            <text:p>639.373</text:p>
          </table:table-cell>
          <table:table-cell table:formula="of:=[.B19]/10000" office:value-type="float" office:value="63.9373" calcext:value-type="float">
            <text:p>63.9373</text:p>
          </table:table-cell>
          <table:table-cell table:formula="of:=[.C19]*100" office:value-type="float" office:value="0.607902735562316" calcext:value-type="float">
            <text:p>0.6079027356</text:p>
          </table:table-cell>
          <table:table-cell/>
        </table:table-row>
        <table:table-row table:style-name="ro1">
          <table:table-cell table:formula="of:=[.B20]/1000" office:value-type="float" office:value="638.49" calcext:value-type="float">
            <text:p>638.49</text:p>
          </table:table-cell>
          <table:table-cell table:formula="of:=[.B20]/10000" office:value-type="float" office:value="63.849" calcext:value-type="float">
            <text:p>63.849</text:p>
          </table:table-cell>
          <table:table-cell table:formula="of:=[.C20]*100" office:value-type="float" office:value="1.21028744326778" calcext:value-type="float">
            <text:p>1.2102874433</text:p>
          </table:table-cell>
          <table:table-cell/>
        </table:table-row>
        <table:table-row table:style-name="ro1">
          <table:table-cell table:formula="of:=[.B21]/1000" office:value-type="float" office:value="639.026" calcext:value-type="float">
            <text:p>639.026</text:p>
          </table:table-cell>
          <table:table-cell table:formula="of:=[.B21]/10000" office:value-type="float" office:value="63.9026" calcext:value-type="float">
            <text:p>63.9026</text:p>
          </table:table-cell>
          <table:table-cell table:formula="of:=[.C21]*100" office:value-type="float" office:value="11.8438761776581" calcext:value-type="float">
            <text:p>11.8438761777</text:p>
          </table:table-cell>
          <table:table-cell/>
        </table:table-row>
        <table:table-row table:style-name="ro1">
          <table:table-cell table:formula="of:=[.B22]/1000" office:value-type="float" office:value="638.227" calcext:value-type="float">
            <text:p>638.227</text:p>
          </table:table-cell>
          <table:table-cell table:formula="of:=[.B22]/10000" office:value-type="float" office:value="63.8227" calcext:value-type="float">
            <text:p>63.8227</text:p>
          </table:table-cell>
          <table:table-cell table:formula="of:=[.C22]*100" office:value-type="float" office:value="12.3159303882195" calcext:value-type="float">
            <text:p>12.3159303882</text:p>
          </table:table-cell>
          <table:table-cell/>
        </table:table-row>
        <table:table-row table:style-name="ro1">
          <table:table-cell table:formula="of:=[.B23]/1000" office:value-type="float" office:value="633.181" calcext:value-type="float">
            <text:p>633.181</text:p>
          </table:table-cell>
          <table:table-cell table:formula="of:=[.B23]/10000" office:value-type="float" office:value="63.3181" calcext:value-type="float">
            <text:p>63.3181</text:p>
          </table:table-cell>
          <table:table-cell table:formula="of:=[.C23]*100" office:value-type="float" office:value="22.8070175438597" calcext:value-type="float">
            <text:p>22.8070175439</text:p>
          </table:table-cell>
          <table:table-cell/>
        </table:table-row>
        <table:table-row table:style-name="ro1">
          <table:table-cell table:formula="of:=[.B24]/1000" office:value-type="float" office:value="628.403" calcext:value-type="float">
            <text:p>628.403</text:p>
          </table:table-cell>
          <table:table-cell table:formula="of:=[.B24]/10000" office:value-type="float" office:value="62.8403" calcext:value-type="float">
            <text:p>62.8403</text:p>
          </table:table-cell>
          <table:table-cell table:formula="of:=[.C24]*100" office:value-type="float" office:value="33.2" calcext:value-type="float">
            <text:p>33.2</text:p>
          </table:table-cell>
          <table:table-cell/>
        </table:table-row>
        <table:table-row table:style-name="ro1">
          <table:table-cell table:formula="of:=[.B25]/1000" office:value-type="float" office:value="618.957" calcext:value-type="float">
            <text:p>618.957</text:p>
          </table:table-cell>
          <table:table-cell table:formula="of:=[.B25]/10000" office:value-type="float" office:value="61.8957" calcext:value-type="float">
            <text:p>61.8957</text:p>
          </table:table-cell>
          <table:table-cell table:formula="of:=[.C25]*100" office:value-type="float" office:value="40.7570422535211" calcext:value-type="float">
            <text:p>40.7570422535</text:p>
          </table:table-cell>
          <table:table-cell/>
        </table:table-row>
        <table:table-row table:style-name="ro1">
          <table:table-cell table:formula="of:=[.B26]/1000" office:value-type="float" office:value="618.556" calcext:value-type="float">
            <text:p>618.556</text:p>
          </table:table-cell>
          <table:table-cell table:formula="of:=[.B26]/10000" office:value-type="float" office:value="61.8556" calcext:value-type="float">
            <text:p>61.8556</text:p>
          </table:table-cell>
          <table:table-cell table:formula="of:=[.C26]*100" office:value-type="float" office:value="41.7458945548833" calcext:value-type="float">
            <text:p>41.74589455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/00/0000</text:date>, <text:time style:data-style-name="N2" text:time-value="14:44:40.219178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3:06:48.651231192</meta:creation-date>
    <dc:date>2019-05-26T14:51:07.473116982</dc:date>
    <meta:editing-duration>PT26M22S</meta:editing-duration>
    <meta:editing-cycles>5</meta:editing-cycles>
    <meta:generator>LibreOffice/5.1.6.2$Linux_X86_64 LibreOffice_project/10m0$Build-2</meta:generator>
    <meta:document-statistic meta:table-count="1" meta:cell-count="1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Load vs Latency (full range)</text:p>
        </chart:title>
        <chart:legend chart:legend-position="end" svg:x="12.857cm" svg:y="4.201cm" style:legend-expansion="high" chart:style-name="ch3"/>
        <chart:plot-area chart:style-name="ch4" table:cell-range-address="Sheet1.A2:Sheet1.B26" chart:data-source-has-labels="row" svg:x="0.32cm" svg:y="1.275cm" svg:width="12.217cm" svg:height="6.564cm">
          <chartooo:coordinate-region svg:x="1.682cm" svg:y="1.474cm" svg:width="10.668cm" svg:height="5.718cm"/>
          <chart:axis chart:dimension="x" chart:name="primary-x" chart:style-name="ch5">
            <chart:title svg:x="5.498cm" svg:y="8.019cm" chart:style-name="ch6">
              <text:p>Load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3:Sheet1.B26" chart:label-cell-address="Sheet1.B2:Sheet1.B2" chart:class="chart:scatter">
            <chart:domain table:cell-range-address="Sheet1.A3:Sheet1.A26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tency(ns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A3:Sheet1.A26</svg:desc>
                </draw:g>
              </table:table-cell>
              <table:table-cell office:value-type="float" office:value="3810">
                <text:p>3810</text:p>
                <draw:g>
                  <svg:desc>Sheet1.B3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2">
                <text:p>1.42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4">
                <text:p>2.84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6">
                <text:p>4.26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7">
                <text:p>4.97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">
                <text:p>5.4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5">
                <text:p>5.55</text:p>
              </table:table-cell>
              <table:table-cell office:value-type="float" office:value="4613">
                <text:p>4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8">
                <text:p>5.68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">
                <text:p>6.4</text:p>
              </table:table-cell>
              <table:table-cell office:value-type="float" office:value="8461">
                <text:p>8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1">
                <text:p>6.41</text:p>
              </table:table-cell>
              <table:table-cell office:value-type="float" office:value="10645">
                <text:p>10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7">
                <text:p>6.47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1">
                <text:p>6.51</text:p>
              </table:table-cell>
              <table:table-cell office:value-type="float" office:value="64062">
                <text:p>64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2">
                <text:p>6.52</text:p>
              </table:table-cell>
              <table:table-cell office:value-type="float" office:value="111341">
                <text:p>111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3">
                <text:p>6.53</text:p>
              </table:table-cell>
              <table:table-cell office:value-type="float" office:value="172020">
                <text:p>1720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4">
                <text:p>6.54</text:p>
              </table:table-cell>
              <table:table-cell office:value-type="float" office:value="228090">
                <text:p>2280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58">
                <text:p>6.58</text:p>
              </table:table-cell>
              <table:table-cell office:value-type="float" office:value="639373">
                <text:p>639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1">
                <text:p>6.61</text:p>
              </table:table-cell>
              <table:table-cell office:value-type="float" office:value="638490">
                <text:p>6384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3">
                <text:p>7.43</text:p>
              </table:table-cell>
              <table:table-cell office:value-type="float" office:value="639026">
                <text:p>639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47">
                <text:p>7.47</text:p>
              </table:table-cell>
              <table:table-cell office:value-type="float" office:value="638227">
                <text:p>638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5">
                <text:p>8.55</text:p>
              </table:table-cell>
              <table:table-cell office:value-type="float" office:value="633181">
                <text:p>6331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628403">
                <text:p>6284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36">
                <text:p>11.36</text:p>
              </table:table-cell>
              <table:table-cell office:value-type="float" office:value="618957">
                <text:p>6189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7">
                <text:p>11.57</text:p>
              </table:table-cell>
              <table:table-cell office:value-type="float" office:value="618556">
                <text:p>618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58cm" svg:y="0.316cm" chart:style-name="ch2">
          <text:p>Load vs Latency (before bottleneck)</text:p>
        </chart:title>
        <chart:legend chart:legend-position="end" svg:x="12.857cm" svg:y="4.201cm" style:legend-expansion="high" chart:style-name="ch3"/>
        <chart:plot-area chart:style-name="ch4" table:cell-range-address="Sheet1.A2:Sheet1.B14" chart:data-source-has-labels="row" svg:x="0.32cm" svg:y="1.275cm" svg:width="12.217cm" svg:height="6.564cm">
          <chartooo:coordinate-region svg:x="1.497cm" svg:y="1.474cm" svg:width="10.946cm" svg:height="5.718cm"/>
          <chart:axis chart:dimension="x" chart:name="primary-x" chart:style-name="ch5">
            <chart:title svg:x="5.458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3:Sheet1.B14" chart:label-cell-address="Sheet1.B2:Sheet1.B2" chart:class="chart:scatter">
            <chart:domain table:cell-range-address="Sheet1.A3:Sheet1.A1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tency(ns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A3:Sheet1.A14</svg:desc>
                </draw:g>
              </table:table-cell>
              <table:table-cell office:value-type="float" office:value="3810">
                <text:p>3810</text:p>
                <draw:g>
                  <svg:desc>Sheet1.B3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2">
                <text:p>1.42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4">
                <text:p>2.84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6">
                <text:p>4.26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7">
                <text:p>4.97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">
                <text:p>5.4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5">
                <text:p>5.55</text:p>
              </table:table-cell>
              <table:table-cell office:value-type="float" office:value="4613">
                <text:p>4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8">
                <text:p>5.68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">
                <text:p>6.4</text:p>
              </table:table-cell>
              <table:table-cell office:value-type="float" office:value="8461">
                <text:p>8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1">
                <text:p>6.41</text:p>
              </table:table-cell>
              <table:table-cell office:value-type="float" office:value="10645">
                <text:p>10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7">
                <text:p>6.47</text:p>
              </table:table-cell>
              <table:table-cell office:value-type="float" office:value="19136">
                <text:p>191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65cm" svg:y="0.316cm" chart:style-name="ch2">
          <text:p>Load vs Drop Rate</text:p>
        </chart:title>
        <chart:legend chart:legend-position="end" svg:x="13.121cm" svg:y="4.201cm" style:legend-expansion="high" chart:style-name="ch3"/>
        <chart:plot-area chart:style-name="ch4" table:cell-range-address="Sheet1.A2:Sheet1.A26 Sheet1.C2:Sheet1.C26" chart:data-source-has-labels="row" svg:x="0.32cm" svg:y="1.275cm" svg:width="12.481cm" svg:height="6.564cm">
          <chartooo:coordinate-region svg:x="1.232cm" svg:y="1.474cm" svg:width="11.382cm" svg:height="5.718cm"/>
          <chart:axis chart:dimension="x" chart:name="primary-x" chart:style-name="ch5">
            <chart:title svg:x="5.59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3:Sheet1.C26" chart:label-cell-address="Sheet1.C2:Sheet1.C2" chart:class="chart:scatter">
            <chart:domain table:cell-range-address="Sheet1.A3:Sheet1.A26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rop Rate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A3:Sheet1.A26</svg:desc>
                </draw:g>
              </table:table-cell>
              <table:table-cell office:value-type="float" office:value="0">
                <text:p>0</text:p>
                <draw:g>
                  <svg:desc>Sheet1.C3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6">
                <text:p>4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7">
                <text:p>4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8">
                <text:p>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1">
                <text:p>6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7">
                <text:p>6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1">
                <text:p>6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2">
                <text:p>6.52</text:p>
              </table:table-cell>
              <table:table-cell office:value-type="float" office:value="0.00153374233128833">
                <text:p>0.001533742331288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3">
                <text:p>6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4">
                <text:p>6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58">
                <text:p>6.58</text:p>
              </table:table-cell>
              <table:table-cell office:value-type="float" office:value="0.00607902735562316">
                <text:p>0.006079027355623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1">
                <text:p>6.61</text:p>
              </table:table-cell>
              <table:table-cell office:value-type="float" office:value="0.0121028744326778">
                <text:p>0.0121028744326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3">
                <text:p>7.43</text:p>
              </table:table-cell>
              <table:table-cell office:value-type="float" office:value="0.118438761776581">
                <text:p>0.1184387617765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47">
                <text:p>7.47</text:p>
              </table:table-cell>
              <table:table-cell office:value-type="float" office:value="0.123159303882195">
                <text:p>0.123159303882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5">
                <text:p>8.55</text:p>
              </table:table-cell>
              <table:table-cell office:value-type="float" office:value="0.228070175438597">
                <text:p>0.228070175438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36">
                <text:p>11.36</text:p>
              </table:table-cell>
              <table:table-cell office:value-type="float" office:value="0.407570422535211">
                <text:p>0.4075704225352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7">
                <text:p>11.57</text:p>
              </table:table-cell>
              <table:table-cell office:value-type="float" office:value="0.417458945548833">
                <text:p>0.4174589455488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